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fo:font-weight="bold" style:font-style-asian="normal" style:font-weight-asian="bold" style:font-style-complex="normal" style:font-weight-complex="bold"/>
    </style:style>
    <style:style style:name="P3" style:family="paragraph" style:parent-style-name="Standard">
      <style:text-properties fo:font-weight="bold" style:font-weight-asian="bold" style:font-weight-complex="bold"/>
    </style:style>
    <style:style style:name="T1" style:family="text">
      <style:text-properties style:text-position="super 58%"/>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2/23/2012</text:p>
      <text:p text:style-name="Standard"/>
      <text:p text:style-name="Standard"/>
      <text:p text:style-name="Standard">Welcome to the first BORG SYNDICATE podcast. <text:s/>My name is VAMPIREZIM, while most of you have seen me in the fleet chat with my character SLAVEGIRL, that is my characters name, not mine and I would prefer to be called ZIM in fleet.</text:p>
      <text:p text:style-name="Standard"/>
      <text:p text:style-name="P1">Introduction to BS</text:p>
      <text:p text:style-name="Standard"/>
      <text:p text:style-name="Standard">Being the first podcast, I would like to give a little background about this fleet. <text:s/>I founded this fleet during open beta, nearly 3 years ago. <text:s/>Within the first week, I had recruited the maximum fleet capacity of 500 members. <text:s/>While we have some people come and go, we have remained strong over the years.</text:p>
      <text:p text:style-name="Standard"/>
      <text:p text:style-name="P2">STARBASE UPGRADE</text:p>
      <text:p text:style-name="Standard"/>
      <text:p text:style-name="Standard">We currently have a TIER 4 STARBASE being built and this should be completed within the week. <text:s/>I want to give credit to ZED who has put a lot of money and effort into making this happen quicker than it would have and you can see the level of his contribution in the HOLDINGS Leader board as he climbs quickly to 1<text:span text:style-name="T1">st</text:span> place, soon to beat the ex-officer, Phall.</text:p>
      <text:p text:style-name="Standard"/>
      <text:p text:style-name="P1">FLEET LEAVING</text:p>
      <text:p text:style-name="Standard"/>
      <text:p text:style-name="Standard">In the past week we had an upset in the BORG SYNDICATE ranks, two of my top officers decided it would be best to leave us and create a new fleet. <text:s/>We wish them the best of luck with their new fleet. <text:s/>With them they took some of our valued officers.</text:p>
      <text:p text:style-name="Standard"/>
      <text:p text:style-name="Standard">Upon leaving the fleet, the fleet bank was looted, which pushed me to the decision to label all who left as traitors and they will not be welcome to return to this fleet. One of those officers was PHALL, who is currently the top of the holdings leader board</text:p>
      <text:p text:style-name="Standard"><text:s/>and he will be <text:s/>missed. <text:s/>Me and PHALL have remained friends throughout this incident and he is the only person who left, who is still welcome to return.</text:p>
      <text:p text:style-name="Standard"/>
      <text:p text:style-name="Standard">As a result of this betrayal, I have had to change some of the policies. <text:s/>One of the more notable policies, from the beginning of this fleet, and to role play as Borg, everyone in this fleet has had the ability to invite, or assimilate new members into the fleet. <text:s/>However to restrict the possibility of recent traitors from returning to the fleet, I have locked the ability to invite. Only I can invite new members and we are not accepting applications.</text:p>
      <text:p text:style-name="Standard"/>
      <text:p text:style-name="Standard">If you have an alt that you would like to join, then you will need to contact me when I am online, and when you notice that we have an opening. <text:s/>The fleet cap is 500 members and its very rare that we have an opening, so keep your eye out and get with me immediately upon noticing an opening.</text:p>
      <text:p text:style-name="Standard"/>
      <text:p text:style-name="P1">GOAL</text:p>
      <text:p text:style-name="Standard"/>
      <text:p text:style-name="Standard">Our current goal in the fleet is to build our starbase to TIER 5. <text:s/>this will open the top level equipment and most notably TIER 5 FLEET SHIPS. <text:s/>Including the awesome fleet heavy escort carrier, something I have wanted since they released it a few months ago.</text:p>
      <text:p text:style-name="Standard"/>
      <text:p text:style-name="Standard">Everyone is expected to contribute to the fleet projects. <text:s/>You can access these projects by clicking on <text:soft-page-break/>the “YOUR FLEET” icon in the HUD and going to the HOLDINGS TAB. <text:s/>In there, you may choose the embassy or starbase along the left side and choose a current project that needs various items.</text:p>
      <text:p text:style-name="Standard"/>
      <text:p text:style-name="Standard">I would like everyone to focus on STARBASE before embassy, for the reasons I previously stated. <text:s/>However both are very important and with the size of this fleet, I have no doubt that all projects will be filled quickly.</text:p>
      <text:p text:style-name="Standard"/>
      <text:p text:style-name="Standard"><text:span text:style-name="T2">By</text:span> contributing to these projects, you will receive FLEET CREDITS, these credits will be used by you, to purchase items from the fleet store, located at our fleet starbase down the ramp to the right as you enter the main area.</text:p>
      <text:p text:style-name="Standard"/>
      <text:p text:style-name="Standard">In addition to these credits, you will also gain standing on the leader board.</text:p>
      <text:p text:style-name="Standard"/>
      <text:p text:style-name="Standard"/>
      <text:p text:style-name="Standard"/>
      <text:p text:style-name="Standard"/>
      <text:p text:style-name="Standard"/>
      <text:p text:style-name="P1">PROMOTION</text:p>
      <text:p text:style-name="Standard"/>
      <text:p text:style-name="Standard">On to promotions. <text:s/>I am instituting a new promotion policy. <text:s/>Previously we were a little open ended about promotion, if you we noticed you talking in fleet, helping people or starting teams, you got promoted, but with the newly instituted inactivity policy, we are constantly bringing new people in to the fleet and this is going to be difficult to manage.</text:p>
      <text:p text:style-name="Standard"/>
      <text:p text:style-name="Standard">Also it reduces the need for people to wave their arms and jump up and down to get noticed. <text:s/>From this point forward, all fleet promotions will be dictated by contributions in fleet projects. <text:s/>All L1 members may will be promoted once they have contributed enough to obtain 50,000 fleet credits, through embassy and starbase combined. <text:s/></text:p>
      <text:p text:style-name="Standard"/>
      <text:p text:style-name="Standard">That means if you contributed to embassy worth 10,000 fleet credits and starbase for 40,000 fleet credits, you will qualify for a promotion. <text:s/>Because the fleet leader board has about a 1000 entries, it will be your responsibility to contact an officer and request this promotion. <text:s/>You may contact me, Audacter or Zed. <text:s/>You will need find your name on the leader boards and give us your current score so that we may quickly verify your contributions.</text:p>
      <text:p text:style-name="Standard"/>
      <text:p text:style-name="Standard">Currently L1 will need a contribution of 50,000, to gain a promotion to L2. <text:s/>L2 members will need to contribute 200,000 fleet credits to obtain L3. <text:s/>L3 members will need to contribute 500,000 credits to obtain L4. <text:s/>L5 and L6 is reserved for officers who have obtained L4 and also helped fleet socially, they will be chosen by me.</text:p>
      <text:p text:style-name="Standard"/>
      <text:p text:style-name="Standard">Alts will fall under the same promotion rules, if you want an alt promoted they will have to do the same contribution as your main character.</text:p>
      <text:p text:style-name="Standard"/>
      <text:p text:style-name="P1">NEW INACTIVITY POLICY</text:p>
      <text:p text:style-name="Standard"/>
      <text:p text:style-name="Standard">A new policy has been implemented that maintains an active member base. <text:s/>All L1 members must login within a 2 week period or they will be kicked from the fleet. <text:s/>L2 members have 30 days, L3, 60 days, L4 90 days and L5 120 days. <text:s/>L6 is a top level officer and will not have an inactivity period set.</text:p>
      <text:p text:style-name="Standard"/>
      <text:p text:style-name="Standard"><text:soft-page-break/>Upon weeding inactive members, I will immediately recruit new members to fill those spots, in order to keep the fleet filled with active members.</text:p>
      <text:p text:style-name="Standard"/>
      <text:p text:style-name="Standard">If you are planning on leaving for a period, you may bring your case to me and if you have met a certain level of contribution and helped socially in the fleet, you may be promoted in advance to keep your position.</text:p>
      <text:p text:style-name="Standard"/>
      <text:p text:style-name="Standard">There will be no exceptions to this rule, if you are at a level and haven’t met the requirements, you will be kicked. <text:s/>Its an unfortunate issue due to the current fleet cap, set by Cryptic.</text:p>
      <text:p text:style-name="Standard"/>
      <text:p text:style-name="P1">TIER 4 PARTY</text:p>
      <text:p text:style-name="Standard"/>
      <text:p text:style-name="Standard">If you haven’t heard, we are having a TIER 4 STARBASE party this Sunday, December 30<text:span text:style-name="T1">th</text:span> at 5PM EST. <text:s/>The party will last for 2 hours and will begin before the starbase upgrade and end afterward.</text:p>
      <text:p text:style-name="Standard"/>
      <text:p text:style-name="Standard">Prizes will be given throughout the party and only those who are logged in and listening on our team speak server will be eligible for these prizes. <text:s/>You may download Team Speak at teamspeak.com and you may access our server at TS.BORGFLEET.COM with the password: borg4life (that’s the number 4, with no spaces).</text:p>
      <text:p text:style-name="Standard"/>
      <text:p text:style-name="Standard">This is an important milestone in the fleet, it has taken us a very long time and a lot of resources to reach Tier 4. <text:s/>I would like the maximum level of participation in this event. <text:s/>You may find this event in the “Your Fleet” Icon, under the EVENTS tab or on the front page at the bottom right corner. <text:s/>Please double click this event and RSVP so we have a good idea on how many of you will be attending.</text:p>
      <text:p text:style-name="Standard"/>
      <text:p text:style-name="Standard">This party will take place at our fleet starbase of course and I hope to see you there.</text:p>
      <text:p text:style-name="Standard"/>
      <text:p text:style-name="Standard"/>
      <text:p text:style-name="P1">CLOSING</text:p>
      <text:p text:style-name="Standard"/>
      <text:p text:style-name="Standard">Well that is the end of this, the first BORG SYNDICATE <text:s/>podcast, I hope you enjoyed it. <text:s/>I would like to release a weekly podcast, I will announce any new podcast releases through the fleet Message of The Day, that is displayed when you login. <text:s/>Thank you again for listening, this is VampireZIM signing ou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23T14:08:53.44</meta:creation-date>
    <dc:date>2012-12-23T17:20:39.41</dc:date>
    <meta:editing-duration>PT1H56M39S</meta:editing-duration>
    <meta:editing-cycles>3</meta:editing-cycles>
    <meta:generator>OpenOffice.org/3.3$Win32 OpenOffice.org_project/330m20$Build-9567</meta:generator>
    <meta:document-statistic meta:table-count="0" meta:image-count="0" meta:object-count="0" meta:page-count="3" meta:paragraph-count="36" meta:word-count="1332" meta:character-count="7238"/>
  </office:meta>
</office:document-meta>
</file>